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udents = [["Ram",90], ["Shyam",85], ["John",80], ["Rony",75]]</text:p>
      <text:p text:style-name="Standard"># students.each do |student| </text:p>
      <text:p text:style-name="Standard"># <text:s text:c="2"/>puts student </text:p>
      <text:p text:style-name="Standard"># <text:s text:c="2"/>puts student.length</text:p>
      <text:p text:style-name="Standard"># end</text:p>
      <text:p text:style-name="Standard"/>
      <text:p text:style-name="Standard">#Destructuring</text:p>
      <text:p text:style-name="Standard">students.each do |(name, marks)|</text:p>
      <text:p text:style-name="Standard"><text:s text:c="2"/>puts name</text:p>
      <text:p text:style-name="Standard"><text:s text:c="2"/>puts marks</text:p>
      <text:p text:style-name="Standard">end</text:p>
      <text:p text:style-name="Standard"/>
      <text:p text:style-name="Standard"># def iter(array, &amp;blk)</text:p>
      <text:p text:style-name="Standard"># <text:s text:c="2"/>if !block_given?</text:p>
      <text:p text:style-name="Standard"># <text:s text:c="4"/>puts "No block given"</text:p>
      <text:p text:style-name="Standard"># <text:s text:c="4"/>return </text:p>
      <text:p text:style-name="Standard"># <text:s text:c="2"/>end</text:p>
      <text:p text:style-name="Standard"># <text:s text:c="2"/>i=0</text:p>
      <text:p text:style-name="Standard"># <text:s text:c="2"/>while i&lt; array.size</text:p>
      <text:p text:style-name="Standard"># <text:s text:c="4"/>val = blk.call(array[i])</text:p>
      <text:p text:style-name="Standard"># <text:s text:c="4"/>puts val</text:p>
      <text:p text:style-name="Standard"># <text:s text:c="4"/>i+=1</text:p>
      <text:p text:style-name="Standard"># <text:s text:c="2"/>end</text:p>
      <text:p text:style-name="Standard"># end</text:p>
      <text:p text:style-name="Standard"/>
      <text:p text:style-name="Standard"># count = Hash.new{|h,k| h[k]=0 }</text:p>
      <text:p text:style-name="Standard"># answers = [1,2,2,3,3,3,4,4,4,4,5,5,5,5,5]</text:p>
      <text:p text:style-name="Standard"># answers.each do |answer|</text:p>
      <text:p text:style-name="Standard"># <text:s text:c="4"/>count[answer]+=1</text:p>
      <text:p text:style-name="Standard"># end</text:p>
      <text:p text:style-name="Standard"># puts count</text:p>
      <text:p text:style-name="Standard"/>
      <text:p text:style-name="Standard"># print_proc = Proc.new do |student,i| </text:p>
      <text:p text:style-name="Standard"># <text:s text:c="2"/>puts student</text:p>
      <text:p text:style-name="Standard"># <text:s text:c="2"/>return student</text:p>
      <text:p text:style-name="Standard"># end</text:p>
      <text:p text:style-name="Standard"/>
      <text:p text:style-name="Standard"># iter(students, &amp;print_pro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7:20:35.253282308</meta:creation-date>
    <dc:date>2022-07-14T17:22:41.918767762</dc:date>
    <meta:editing-duration>PT2M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01" meta:character-count="643" meta:non-whitespace-character-count="525"/>
  </office:meta>
</office:document-meta>
</file>